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ICP_count_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rt time</text:p>
          </table:table-cell>
          <table:table-cell office:value-type="string" calcext:value-type="string">
            <text:p><text:s/>end time</text:p>
          </table:table-cell>
          <table:table-cell office:value-type="string" calcext:value-type="string">
            <text:p><text:s/>time duration</text:p>
          </table:table-cell>
          <table:table-cell office:value-type="string" calcext:value-type="string">
            <text:p>time duration me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143005" calcext:value-type="float">
            <text:p>0.0143005</text:p>
          </table:table-cell>
          <table:table-cell table:formula="of:=AVERAGE([.C2:.C136])" office:value-type="float" office:value="0.00745256896296296" calcext:value-type="float">
            <text:p>0.007452568962963</text:p>
          </table:table-cell>
          <table:table-cell table:formula="of:=MAX([.C2:.C136])" office:value-type="float" office:value="0.0143005" calcext:value-type="float">
            <text:p>0.0143005</text:p>
          </table:table-cell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440445" calcext:value-type="float">
            <text:p>0.004404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55885" calcext:value-type="float">
            <text:p>0.008558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6475" calcext:value-type="float">
            <text:p>0.00764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9303" calcext:value-type="float">
            <text:p>0.00793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58039" calcext:value-type="float">
            <text:p>0.007580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23372" calcext:value-type="float">
            <text:p>0.006233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50342" calcext:value-type="float">
            <text:p>0.00650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938511" calcext:value-type="float">
            <text:p>0.009385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89412" calcext:value-type="float">
            <text:p>0.008894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936942" calcext:value-type="float">
            <text:p>0.009369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3019" calcext:value-type="float">
            <text:p>0.00630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99287" calcext:value-type="float">
            <text:p>0.006992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38896" calcext:value-type="float">
            <text:p>0.006388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27797" calcext:value-type="float">
            <text:p>0.0082779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82371" calcext:value-type="float">
            <text:p>0.0078237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18996" calcext:value-type="float">
            <text:p>0.008189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22458" calcext:value-type="float">
            <text:p>0.0072245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99346" calcext:value-type="float">
            <text:p>0.008993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26765" calcext:value-type="float">
            <text:p>0.008267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46621" calcext:value-type="float">
            <text:p>0.007466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78752" calcext:value-type="float">
            <text:p>0.006787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71485" calcext:value-type="float">
            <text:p>0.007714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73759" calcext:value-type="float">
            <text:p>0.006737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57929" calcext:value-type="float">
            <text:p>0.005792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70904" calcext:value-type="float">
            <text:p>0.006709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38593" calcext:value-type="float">
            <text:p>0.0063859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2986" calcext:value-type="float">
            <text:p>0.007298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32617" calcext:value-type="float">
            <text:p>0.0083261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547414" calcext:value-type="float">
            <text:p>0.005474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909064" calcext:value-type="float">
            <text:p>0.009090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43753" calcext:value-type="float">
            <text:p>0.006437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42946" calcext:value-type="float">
            <text:p>0.007429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13937" calcext:value-type="float">
            <text:p>0.007139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51836" calcext:value-type="float">
            <text:p>0.007518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78774" calcext:value-type="float">
            <text:p>0.0087877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81323" calcext:value-type="float">
            <text:p>0.006813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7808" calcext:value-type="float">
            <text:p>0.008780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77721" calcext:value-type="float">
            <text:p>0.008777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76102" calcext:value-type="float">
            <text:p>0.006761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01925" calcext:value-type="float">
            <text:p>0.007019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56363" calcext:value-type="float">
            <text:p>0.0056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15025" calcext:value-type="float">
            <text:p>0.007150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72948" calcext:value-type="float">
            <text:p>0.006729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51502" calcext:value-type="float">
            <text:p>0.007515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435963" calcext:value-type="float">
            <text:p>0.004359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78153" calcext:value-type="float">
            <text:p>0.007781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43185" calcext:value-type="float">
            <text:p>0.008431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1288" calcext:value-type="float">
            <text:p>0.008128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40033" calcext:value-type="float">
            <text:p>0.00400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89429" calcext:value-type="float">
            <text:p>0.0078942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75964" calcext:value-type="float">
            <text:p>0.008759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86483" calcext:value-type="float">
            <text:p>0.007864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74503" calcext:value-type="float">
            <text:p>0.007745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944663" calcext:value-type="float">
            <text:p>0.009446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2891" calcext:value-type="float">
            <text:p>0.008289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85886" calcext:value-type="float">
            <text:p>0.0078588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73134" calcext:value-type="float">
            <text:p>0.007731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49204" calcext:value-type="float">
            <text:p>0.007492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15828" calcext:value-type="float">
            <text:p>0.007158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952169" calcext:value-type="float">
            <text:p>0.009521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4387" calcext:value-type="float">
            <text:p>0.00743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39529" calcext:value-type="float">
            <text:p>0.0073952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38452" calcext:value-type="float">
            <text:p>0.007384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66657" calcext:value-type="float">
            <text:p>0.0076665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10372" calcext:value-type="float">
            <text:p>0.007103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82814" calcext:value-type="float">
            <text:p>0.006828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96867" calcext:value-type="float">
            <text:p>0.007968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39058" calcext:value-type="float">
            <text:p>0.0083905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2342" calcext:value-type="float">
            <text:p>0.0072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34236" calcext:value-type="float">
            <text:p>0.008342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91756" calcext:value-type="float">
            <text:p>0.007917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78635" calcext:value-type="float">
            <text:p>0.006786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95527" calcext:value-type="float">
            <text:p>0.0069552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85004" calcext:value-type="float">
            <text:p>0.006850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74802" calcext:value-type="float">
            <text:p>0.007748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77679" calcext:value-type="float">
            <text:p>0.0087767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84392" calcext:value-type="float">
            <text:p>0.007843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39856" calcext:value-type="float">
            <text:p>0.007398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31813" calcext:value-type="float">
            <text:p>0.006318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448719" calcext:value-type="float">
            <text:p>0.004487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86331" calcext:value-type="float">
            <text:p>0.007863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39915" calcext:value-type="float">
            <text:p>0.007399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0512" calcext:value-type="float">
            <text:p>0.00705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11165" calcext:value-type="float">
            <text:p>0.008111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50633" calcext:value-type="float">
            <text:p>0.008506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21558" calcext:value-type="float">
            <text:p>0.0072155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451473" calcext:value-type="float">
            <text:p>0.0045147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32117" calcext:value-type="float">
            <text:p>0.0073211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22269" calcext:value-type="float">
            <text:p>0.008222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82582" calcext:value-type="float">
            <text:p>0.0088258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72215" calcext:value-type="float">
            <text:p>0.007722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917" calcext:value-type="float">
            <text:p>0.00791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410124" calcext:value-type="float">
            <text:p>0.004101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560628" calcext:value-type="float">
            <text:p>0.005606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593033" calcext:value-type="float">
            <text:p>0.005930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31767" calcext:value-type="float">
            <text:p>0.006317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86802" calcext:value-type="float">
            <text:p>0.006868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599666" calcext:value-type="float">
            <text:p>0.005996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94579" calcext:value-type="float">
            <text:p>0.0069457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28143" calcext:value-type="float">
            <text:p>0.006281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17981" calcext:value-type="float">
            <text:p>0.007179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91361" calcext:value-type="float">
            <text:p>0.00691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16352" calcext:value-type="float">
            <text:p>0.008163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62205" calcext:value-type="float">
            <text:p>0.008622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30891" calcext:value-type="float">
            <text:p>0.0073089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0053" calcext:value-type="float">
            <text:p>0.00800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0285" calcext:value-type="float">
            <text:p>0.00802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94834" calcext:value-type="float">
            <text:p>0.007948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95066" calcext:value-type="float">
            <text:p>0.006950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94804" calcext:value-type="float">
            <text:p>0.008948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39735" calcext:value-type="float">
            <text:p>0.006397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516306" calcext:value-type="float">
            <text:p>0.0051630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33598" calcext:value-type="float">
            <text:p>0.008335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65369" calcext:value-type="float">
            <text:p>0.00865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94948" calcext:value-type="float">
            <text:p>0.007949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933932" calcext:value-type="float">
            <text:p>0.009339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79029" calcext:value-type="float">
            <text:p>0.0067902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38051" calcext:value-type="float">
            <text:p>0.007380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51087" calcext:value-type="float">
            <text:p>0.006510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79805" calcext:value-type="float">
            <text:p>0.008798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80615" calcext:value-type="float">
            <text:p>0.007806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24056" calcext:value-type="float">
            <text:p>0.007240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04583" calcext:value-type="float">
            <text:p>0.007045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29384" calcext:value-type="float">
            <text:p>0.0082938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36318" calcext:value-type="float">
            <text:p>0.008363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81749" calcext:value-type="float">
            <text:p>0.0078174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56492" calcext:value-type="float">
            <text:p>0.006564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66132" calcext:value-type="float">
            <text:p>0.008661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21893" calcext:value-type="float">
            <text:p>0.0062189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71425" calcext:value-type="float">
            <text:p>0.007714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58225" calcext:value-type="float">
            <text:p>0.007582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804856" calcext:value-type="float">
            <text:p>0.008048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73003" calcext:value-type="float">
            <text:p>0.00730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648482" calcext:value-type="float">
            <text:p>0.006484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03T17:50:24.011045889</dc:date>
    <meta:editing-duration>PT11M48S</meta:editing-duration>
    <meta:editing-cycles>1</meta:editing-cycles>
    <meta:document-statistic meta:table-count="1" meta:cell-count="412" meta:object-count="0"/>
    <meta:generator>LibreOffice/6.4.7.2$Linux_X86_64 LibreOffice_project/40$Build-2</meta:generator>
  </office:meta>
</office:document-meta>
</file>